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8b33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8b33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8b33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8b33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8b33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8b33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8b33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8b33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8b33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8b33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8b33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8b33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8b33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8b33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8b33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8b33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8b33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ngel David Aguilarte Briceñ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31/5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492910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Nestor Jose Piñero Liccien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986750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54.95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2" meta:non-whitespace-character-count="1004"/>
    <meta:template xlink:type="simple" xlink:actuate="onRequest" xlink:title="Normal" xlink:href=""/>
  </office:meta>
</office:document-meta>
</file>